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16" table:style-name="ta1">
        <table:shapes>
          <draw:frame draw:z-index="0" draw:style-name="gr1" draw:text-style-name="P1" svg:width="159.99mm" svg:height="89.99mm" svg:x="83.79mm" svg:y="106.18mm">
            <loext:p draw:notify-on-update-of-ranges="resultados16.G10:resultados16.G18 resultados16.H9:resultados16.H9 resultados16.H10:resultados16.H18 resultados16.I9:resultados16.I9 resultados16.I10:resultados16.I18 resultados16.J9:resultados16.J9 resultados16.J10:resultados16.J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90.04mm" svg:x="270.39mm" svg:y="104.66mm">
            <loext:p draw:notify-on-update-of-ranges="resultados16.M10:resultados16.M18 resultados16.N9:resultados16.N9 resultados16.N10:resultados16.N18 resultados16.O9:resultados16.O9 resultados16.O10:resultados16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15"/>
          <table:table-cell office:value-type="string" calcext:value-type="string">
            <text:p>Class distributio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 training set: 5689</text:p>
          </table:table-cell>
          <table:table-cell table:number-columns-repeated="15"/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424" calcext:value-type="float">
            <text:p>1424</text:p>
          </table:table-cell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424" calcext:value-type="float">
            <text:p>1424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424" calcext:value-type="float">
            <text:p>1424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424" calcext:value-type="float">
            <text:p>1424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Patch size</text:p>
          </table:table-cell>
          <table:table-cell office:value-type="string" calcext:value-type="string">
            <text:p>Batch 32</text:p>
          </table:table-cell>
          <table:table-cell office:value-type="string" calcext:value-type="string">
            <text:p>Oversampled</text:p>
          </table:table-cell>
          <table:table-cell/>
          <table:table-cell office:value-type="string" calcext:value-type="string">
            <text:p>Patch size</text:p>
          </table:table-cell>
          <table:table-cell office:value-type="string" calcext:value-type="string">
            <text:p>Batch 32</text:p>
          </table:table-cell>
          <table:table-cell office:value-type="string" calcext:value-type="string">
            <text:p>Oversampled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Patch size</text:p>
          </table:table-cell>
          <table:table-cell table:style-name="ce1" office:value-type="string" calcext:value-type="string">
            <text:p>Batch 16</text:p>
          </table:table-cell>
          <table:table-cell office:value-type="string" calcext:value-type="string">
            <text:p>Batch 32</text:p>
          </table:table-cell>
          <table:table-cell office:value-type="string" calcext:value-type="string">
            <text:p>Batch 64</text:p>
          </table:table-cell>
          <table:table-cell table:number-columns-repeated="2"/>
          <table:table-cell office:value-type="string" calcext:value-type="string">
            <text:p>Patch size</text:p>
          </table:table-cell>
          <table:table-cell table:style-name="ce1" office:value-type="string" calcext:value-type="string">
            <text:p>Training</text:p>
          </table:table-cell>
          <table:table-cell office:value-type="string" calcext:value-type="string">
            <text:p>Oversampl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4.952" calcext:value-type="float">
            <text:p>74,952</text:p>
          </table:table-cell>
          <table:table-cell office:value-type="float" office:value="81.766" calcext:value-type="float">
            <text:p>81,7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.952" calcext:value-type="float">
            <text:p>74,952</text:p>
          </table:table-cell>
          <table:table-cell office:value-type="float" office:value="80.853" calcext:value-type="float">
            <text:p>80,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 office:value-type="float" office:value="74.952" calcext:value-type="float">
            <text:p>74,952</text:p>
          </table:table-cell>
          <table:table-cell office:value-type="float" office:value="64.042" calcext:value-type="float">
            <text:p>64,0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 office:value-type="float" office:value="82.891" calcext:value-type="float">
            <text:p>82,8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4" calcext:value-type="float">
            <text:p>1424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6.417" calcext:value-type="float">
            <text:p>76,417</text:p>
          </table:table-cell>
          <table:table-cell office:value-type="float" office:value="82.382" calcext:value-type="float">
            <text:p>82,3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.417" calcext:value-type="float">
            <text:p>76,417</text:p>
          </table:table-cell>
          <table:table-cell office:value-type="float" office:value="81.235" calcext:value-type="float">
            <text:p>81,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8.709" calcext:value-type="float">
            <text:p>78,709</text:p>
          </table:table-cell>
          <table:table-cell office:value-type="float" office:value="76.417" calcext:value-type="float">
            <text:p>76,417</text:p>
          </table:table-cell>
          <table:table-cell office:value-type="float" office:value="70.049" calcext:value-type="float">
            <text:p>70,0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,7</text:p>
          </table:table-cell>
          <table:table-cell office:value-type="float" office:value="80.047" calcext:value-type="float">
            <text:p>80,0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24" calcext:value-type="float">
            <text:p>1424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8.903" calcext:value-type="float">
            <text:p>68,903</text:p>
          </table:table-cell>
          <table:table-cell office:value-type="float" office:value="75.207" calcext:value-type="float">
            <text:p>75,2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903" calcext:value-type="float">
            <text:p>68,903</text:p>
          </table:table-cell>
          <table:table-cell table:style-name="ce1" office:value-type="float" office:value="77.245" calcext:value-type="float">
            <text:p>77,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 office:value-type="float" office:value="68.903" calcext:value-type="float">
            <text:p>68,903</text:p>
          </table:table-cell>
          <table:table-cell office:value-type="float" office:value="66.122" calcext:value-type="float">
            <text:p>66,1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 table:style-name="ce1" office:value-type="float" office:value="74.761" calcext:value-type="float">
            <text:p>74,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24" calcext:value-type="float">
            <text:p>1424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.558" calcext:value-type="float">
            <text:p>61,558</text:p>
          </table:table-cell>
          <table:table-cell office:value-type="float" office:value="63.532" calcext:value-type="float">
            <text:p>63,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1.558" calcext:value-type="float">
            <text:p>61,558</text:p>
          </table:table-cell>
          <table:table-cell office:value-type="float" office:value="68.351" calcext:value-type="float">
            <text:p>68,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9.202" calcext:value-type="float">
            <text:p>59,202</text:p>
          </table:table-cell>
          <table:table-cell office:value-type="float" office:value="61.558" calcext:value-type="float">
            <text:p>61,558</text:p>
          </table:table-cell>
          <table:table-cell office:value-type="float" office:value="56.336" calcext:value-type="float">
            <text:p>56,3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4.806" calcext:value-type="float">
            <text:p>64,8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2.367" calcext:value-type="float">
            <text:p>52,367</text:p>
          </table:table-cell>
          <table:table-cell table:style-name="ce1" office:value-type="float" office:value="64.933" calcext:value-type="float">
            <text:p>64,9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.367" calcext:value-type="float">
            <text:p>52,367</text:p>
          </table:table-cell>
          <table:table-cell office:value-type="float" office:value="58.841" calcext:value-type="float">
            <text:p>58,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 office:value-type="float" office:value="52.367" calcext:value-type="float">
            <text:p>52,367</text:p>
          </table:table-cell>
          <table:table-cell office:value-type="float" office:value="53.874" calcext:value-type="float">
            <text:p>53,87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 office:value-type="float" office:value="56.294" calcext:value-type="float">
            <text:p>56,2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24" calcext:value-type="float">
            <text:p>142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5.001" calcext:value-type="float">
            <text:p>45,001</text:p>
          </table:table-cell>
          <table:table-cell office:value-type="float" office:value="48.737" calcext:value-type="float">
            <text:p>48,7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5.001" calcext:value-type="float">
            <text:p>45,001</text:p>
          </table:table-cell>
          <table:table-cell office:value-type="float" office:value="51.815" calcext:value-type="float">
            <text:p>51,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1.263" calcext:value-type="float">
            <text:p>51,263</text:p>
          </table:table-cell>
          <table:table-cell office:value-type="float" office:value="45.001" calcext:value-type="float">
            <text:p>45,001</text:p>
          </table:table-cell>
          <table:table-cell office:value-type="float" office:value="49.183" calcext:value-type="float">
            <text:p>49,18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.26" calcext:value-type="float">
            <text:p>51,26</text:p>
          </table:table-cell>
          <table:table-cell office:value-type="float" office:value="52.6" calcext:value-type="float">
            <text:p>52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4" calcext:value-type="float">
            <text:p>14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3.28" calcext:value-type="float">
            <text:p>53,28</text:p>
          </table:table-cell>
          <table:table-cell office:value-type="float" office:value="48.737" calcext:value-type="float">
            <text:p>48,7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.28" calcext:value-type="float">
            <text:p>53,28</text:p>
          </table:table-cell>
          <table:table-cell office:value-type="float" office:value="51.199" calcext:value-type="float">
            <text:p>51,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4" calcext:value-type="float">
            <text:p>1424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3.473" calcext:value-type="float">
            <text:p>43,473</text:p>
          </table:table-cell>
          <table:table-cell office:value-type="float" office:value="53.28" calcext:value-type="float">
            <text:p>53,28</text:p>
          </table:table-cell>
          <table:table-cell office:value-type="float" office:value="54.192" calcext:value-type="float">
            <text:p>54,1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.47" calcext:value-type="float">
            <text:p>43,47</text:p>
          </table:table-cell>
          <table:table-cell office:value-type="float" office:value="49.034" calcext:value-type="float">
            <text:p>49,0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6.827" calcext:value-type="float">
            <text:p>46,827</text:p>
          </table:table-cell>
          <table:table-cell table:style-name="ce1" office:value-type="float" office:value="52.494" calcext:value-type="float">
            <text:p>52,4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6.827" calcext:value-type="float">
            <text:p>46,827</text:p>
          </table:table-cell>
          <table:table-cell office:value-type="float" office:value="56.761" calcext:value-type="float">
            <text:p>56,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1.369" calcext:value-type="float">
            <text:p>51,369</text:p>
          </table:table-cell>
          <table:table-cell office:value-type="float" office:value="46.827" calcext:value-type="float">
            <text:p>46,827</text:p>
          </table:table-cell>
          <table:table-cell office:value-type="float" office:value="48.864" calcext:value-type="float">
            <text:p>48,86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.36" calcext:value-type="float">
            <text:p>51,36</text:p>
          </table:table-cell>
          <table:table-cell office:value-type="float" office:value="52.982" calcext:value-type="float">
            <text:p>52,9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24" calcext:value-type="float">
            <text:p>14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5.36" calcext:value-type="float">
            <text:p>55,36</text:p>
          </table:table-cell>
          <table:table-cell office:value-type="float" office:value="54.065" calcext:value-type="float">
            <text:p>54,0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5.36" calcext:value-type="float">
            <text:p>55,36</text:p>
          </table:table-cell>
          <table:table-cell office:value-type="float" office:value="54.596" calcext:value-type="float">
            <text:p>54,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" office:value-type="float" office:value="52.706" calcext:value-type="float">
            <text:p>52,706</text:p>
          </table:table-cell>
          <table:table-cell office:value-type="float" office:value="55.36" calcext:value-type="float">
            <text:p>55,36</text:p>
          </table:table-cell>
          <table:table-cell office:value-type="float" office:value="48.504" calcext:value-type="float">
            <text:p>48,5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52.7" calcext:value-type="float">
            <text:p>52,7</text:p>
          </table:table-cell>
          <table:table-cell office:value-type="float" office:value="49.862" calcext:value-type="float">
            <text:p>49,8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24" calcext:value-type="float">
            <text:p>1424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424" calcext:value-type="float">
            <text:p>1424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0:00:15.925296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09-18T10:00:41.271613135</dc:date>
    <meta:editing-duration>PT20H44M24S</meta:editing-duration>
    <meta:editing-cycles>6</meta:editing-cycles>
    <meta:document-statistic meta:table-count="1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5cm" chart:style-name="ch2">
          <text:p>Comparativa batch size</text:p>
        </chart:title>
        <chart:legend chart:legend-position="end" svg:x="13.869cm" svg:y="3.782cm" style:legend-expansion="high" chart:style-name="ch3"/>
        <chart:plot-area chart:style-name="ch4" table:cell-range-address="resultados16.G10:resultados16.J18 resultados16.H9:resultados16.J9" chart:data-source-has-labels="both" svg:x="0.32cm" svg:y="1.248cm" svg:width="13.229cm" svg:height="7.572cm">
          <chartooo:coordinate-region svg:x="0.941cm" svg:y="1.421cm" svg:width="12.608cm" svg:height="6.805cm"/>
          <chart:axis chart:dimension="x" chart:name="primary-x" chart:style-name="ch5" chartooo:axis-type="auto">
            <chartooo:date-scale/>
            <chart:categories table:cell-range-address="resultados16.G10:resultados16.G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16.H10:resultados16.H18" chart:label-cell-address="resultados16.H9:resultados16.H9" chart:class="chart:bar">
            <chart:data-point chart:repeated="9"/>
          </chart:series>
          <chart:series chart:style-name="ch9" chart:values-cell-range-address="resultados16.I10:resultados16.I18" chart:label-cell-address="resultados16.I9:resultados16.I9" chart:class="chart:bar">
            <chart:data-point chart:repeated="9"/>
          </chart:series>
          <chart:series chart:style-name="ch10" chart:values-cell-range-address="resultados16.J10:resultados16.J18" chart:label-cell-address="resultados16.J9:resultados16.J9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6</text:p>
                <draw:g>
                  <svg:desc>resultados16.H9:resultados16.H9</svg:desc>
                </draw:g>
              </table:table-cell>
              <table:table-cell office:value-type="string">
                <text:p>Batch 32</text:p>
                <draw:g>
                  <svg:desc>resultados16.I9:resultados16.I9</svg:desc>
                </draw:g>
              </table:table-cell>
              <table:table-cell office:value-type="string">
                <text:p>Batch 64</text:p>
                <draw:g>
                  <svg:desc>resultados16.J9:resultados16.J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16.G10:resultados16.G18</svg:desc>
                </draw:g>
              </table:table-cell>
              <table:table-cell office:value-type="float" office:value="79.58">
                <text:p>79.58</text:p>
                <draw:g>
                  <svg:desc>resultados16.H10:resultados16.H18</svg:desc>
                </draw:g>
              </table:table-cell>
              <table:table-cell office:value-type="float" office:value="74.952">
                <text:p>74.952</text:p>
                <draw:g>
                  <svg:desc>resultados16.I10:resultados16.I18</svg:desc>
                </draw:g>
              </table:table-cell>
              <table:table-cell office:value-type="float" office:value="64.042">
                <text:p>64.042</text:p>
                <draw:g>
                  <svg:desc>resultados16.J10:resultados16.J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09">
                <text:p>78.709</text:p>
              </table:table-cell>
              <table:table-cell office:value-type="float" office:value="76.417">
                <text:p>76.417</text:p>
              </table:table-cell>
              <table:table-cell office:value-type="float" office:value="70.049">
                <text:p>70.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68.903">
                <text:p>68.903</text:p>
              </table:table-cell>
              <table:table-cell office:value-type="float" office:value="66.122">
                <text:p>66.1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02">
                <text:p>59.202</text:p>
              </table:table-cell>
              <table:table-cell office:value-type="float" office:value="61.558">
                <text:p>61.558</text:p>
              </table:table-cell>
              <table:table-cell office:value-type="float" office:value="56.336">
                <text:p>56.3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52.367">
                <text:p>52.367</text:p>
              </table:table-cell>
              <table:table-cell office:value-type="float" office:value="53.874">
                <text:p>53.8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.263">
                <text:p>51.263</text:p>
              </table:table-cell>
              <table:table-cell office:value-type="float" office:value="45.001">
                <text:p>45.001</text:p>
              </table:table-cell>
              <table:table-cell office:value-type="float" office:value="49.183">
                <text:p>49.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473">
                <text:p>43.473</text:p>
              </table:table-cell>
              <table:table-cell office:value-type="float" office:value="53.28">
                <text:p>53.28</text:p>
              </table:table-cell>
              <table:table-cell office:value-type="float" office:value="54.192">
                <text:p>54.1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9">
                <text:p>51.369</text:p>
              </table:table-cell>
              <table:table-cell office:value-type="float" office:value="46.827">
                <text:p>46.827</text:p>
              </table:table-cell>
              <table:table-cell office:value-type="float" office:value="48.864">
                <text:p>48.8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.706">
                <text:p>52.706</text:p>
              </table:table-cell>
              <table:table-cell office:value-type="float" office:value="55.36">
                <text:p>55.36</text:p>
              </table:table-cell>
              <table:table-cell office:value-type="float" office:value="48.504">
                <text:p>48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6.532cm" svg:y="0.315cm" chart:style-name="ch2">
          <text:p>Oversampling</text:p>
        </chart:title>
        <chart:legend chart:legend-position="end" svg:x="13.19cm" svg:y="4.007cm" style:legend-expansion="high" chart:style-name="ch3"/>
        <chart:plot-area chart:style-name="ch4" table:cell-range-address="resultados16.M9:resultados16.O18" chart:data-source-has-labels="both" svg:x="0.319cm" svg:y="1.248cm" svg:width="12.552cm" svg:height="7.577cm">
          <chartooo:coordinate-region svg:x="1.126cm" svg:y="1.421cm" svg:width="11.745cm" svg:height="6.81cm"/>
          <chart:axis chart:dimension="x" chart:name="primary-x" chart:style-name="ch5" chartooo:axis-type="auto">
            <chartooo:date-scale/>
            <chart:categories table:cell-range-address="resultados16.M10:resultados16.M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16.N10:resultados16.N18" chart:label-cell-address="resultados16.N9:resultados16.N9" chart:class="chart:bar">
            <chart:data-point chart:repeated="9"/>
          </chart:series>
          <chart:series chart:style-name="ch9" chart:values-cell-range-address="resultados16.O10:resultados16.O18" chart:label-cell-address="resultados16.O9:resultados16.O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resultados16.N9:resultados16.N9</svg:desc>
                </draw:g>
              </table:table-cell>
              <table:table-cell office:value-type="string">
                <text:p>Oversampled</text:p>
                <draw:g>
                  <svg:desc>resultados16.O9:resultados16.O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16.M10:resultados16.M18</svg:desc>
                </draw:g>
              </table:table-cell>
              <table:table-cell office:value-type="float" office:value="79.58">
                <text:p>79.58</text:p>
                <draw:g>
                  <svg:desc>resultados16.N10:resultados16.N18</svg:desc>
                </draw:g>
              </table:table-cell>
              <table:table-cell office:value-type="float" office:value="82.891">
                <text:p>82.891</text:p>
                <draw:g>
                  <svg:desc>resultados16.O10:resultados16.O1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">
                <text:p>78.7</text:p>
              </table:table-cell>
              <table:table-cell office:value-type="float" office:value="80.047">
                <text:p>80.0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74.761">
                <text:p>74.7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4.806">
                <text:p>64.8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56.294">
                <text:p>56.2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.26">
                <text:p>51.26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47">
                <text:p>43.47</text:p>
              </table:table-cell>
              <table:table-cell office:value-type="float" office:value="49.034">
                <text:p>49.0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">
                <text:p>51.36</text:p>
              </table:table-cell>
              <table:table-cell office:value-type="float" office:value="52.982">
                <text:p>52.9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2.7">
                <text:p>52.7</text:p>
              </table:table-cell>
              <table:table-cell office:value-type="float" office:value="49.862">
                <text:p>49.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